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3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71 Richmond Street./</text:p>
      <text:p text:style-name="P3">Cincinnati, Jan. 13. 1892./</text:p>
      <text:p text:style-name="P2">Rev<text:span text:style-name="T2">d</text:span><text:span text:style-name="T3">. Dr. S. Morais,/</text:span></text:p>
      <text:p text:style-name="P2"><text:span text:style-name="T3"><text:tab/>Philadelphia/</text:span></text:p>
      <text:p text:style-name="P2"><text:span text:style-name="T3">My valued Friend,/</text:span></text:p>
      <text:p text:style-name="P2"><text:span text:style-name="T3"><text:tab/>I regretted so much to learn/ from time to time through letters received/ from my dear sister that you were so in-/disposed with the prevalent malady La Grippe,/ and now I and your dear friends have/ cause to rejoice with your dear family/ that the almighty </text:span><text:span text:style-name="T6">H</text:span><text:span text:style-name="T3"> has spared you to/ us and trust for many more years to con-/tinue your usefulness in diffusing the true/ spirit of religeous[sic!] fervor to your congrega-/tion and pupils of your cherished Beth/ Ha-Midrash, I noted in the Exponent one/</text:span></text:p>
      <text:p text:style-name="P2"><text:span text:style-name="T3"/></text:p>
      <text:p text:style-name="P2"><text:span text:style-name="T3">[Page 2]</text:span></text:p>
      <text:p text:style-name="P2"><text:span text:style-name="T3">of your pupils occupied your pulpit du/ring your illness, it certainly must have/ been a great </text:span><text:soft-page-break/><text:span text:style-name="T3">gratification to you, I hope/ you will accept my heartfelt congratula-/tions on the achievement of one of the/ first fruits of your enterprize[sic!], I am/ aware it has not yet quite ripened./ <text:s/>Still, </text:span><text:span text:style-name="T4">you</text:span><text:span text:style-name="T5"> must feel it an honor, as well/ the pupil to have been permitted to ad-/dress your congregation and to receive/ such favorable [?] of praise./ <text:s/>May God bless you for many years in/ life and health surrounded by all your/ dear family, with love to all your/ dear ones in which my family unite./ <text:s/>I am as ever, yours truly &amp; sincerely/ Jacob Ezeki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4:41:20.07</meta:creation-date>
    <meta:document-statistic meta:table-count="0" meta:image-count="0" meta:object-count="0" meta:page-count="3" meta:paragraph-count="69" meta:word-count="383" meta:character-count="2526"/>
    <dc:date>2011-11-30T14:47:55.47</dc:date>
    <dc:creator>Penn Libraries</dc:creator>
    <meta:editing-duration>PT00H06M35S</meta:editing-duration>
    <meta:editing-cycles>1</meta:editing-cycles>
    <meta:generator>OpenOffice.org/3.2$Win32 OpenOffice.org_project/320m12$Build-9483</meta:generator>
  </office:meta>
</office:document-meta>
</file>